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OpenSymbol" svg:font-family="OpenSymbol"/>
    <style:font-face style:name="Arial2" svg:font-family="Arial" style:font-family-generic="swiss"/>
    <style:font-face style:name="Courier New" svg:font-family="'Courier New'" style:font-adornments="Normal" style:font-family-generic="modern" style:font-pitch="fixed"/>
    <style:font-face style:name="Calibri" svg:font-family="Calibri" style:font-family-generic="roman" style:font-pitch="variable"/>
    <style:font-face style:name="Verdana" svg:font-family="Verdana" style:font-family-generic="roman" style:font-pitch="variable"/>
    <style:font-face style:name="Arial" svg:font-family="Arial" style:font-family-generic="swiss" style:font-pitch="variable"/>
    <style:font-face style:name="Calibri1" svg:font-family="Calibri" style:font-family-generic="swiss" style:font-pitch="variable"/>
    <style:font-face style:name="Calibri2" svg:font-family="Calibri" style:font-adornments="Regular" style:font-family-generic="swiss" style:font-pitch="variable"/>
    <style:font-face style:name="F" svg:font-family="" style:font-family-generic="system" style:font-pitch="variable"/>
    <style:font-face style:name="Arial1" svg:font-family="Arial" style:font-family-generic="system" style:font-pitch="variable"/>
    <style:font-face style:name="Calibri3" svg:font-family="Calibri"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text-properties fo:color="#8496b0" fo:font-size="10pt" fo:language="en" fo:country="US" style:font-size-asian="10pt" style:font-size-complex="10pt"/>
    </style:style>
    <style:style style:name="P3" style:family="paragraph" style:parent-style-name="Standard">
      <style:text-properties fo:language="en" fo:country="US"/>
    </style:style>
    <style:style style:name="P4" style:family="paragraph" style:parent-style-name="Standard">
      <style:text-properties fo:color="#009900" fo:font-weight="bold" style:font-weight-asian="bold" style:font-weight-complex="bold"/>
    </style:style>
    <style:style style:name="P5" style:family="paragraph" style:parent-style-name="Standard">
      <style:text-properties style:font-name="Calibri1"/>
    </style:style>
    <style:style style:name="P6" style:family="paragraph" style:parent-style-name="Standard">
      <style:text-properties style:font-name="Calibri1" fo:font-size="10pt" style:font-size-asian="10pt" style:font-size-complex="10pt"/>
    </style:style>
    <style:style style:name="P7" style:family="paragraph" style:parent-style-name="Standard">
      <style:text-properties fo:color="#669900"/>
    </style:style>
    <style:style style:name="P8" style:family="paragraph" style:parent-style-name="Standard">
      <style:text-properties fo:color="#669900" style:font-name="Calibri1"/>
    </style:style>
    <style:style style:name="P9" style:family="paragraph" style:parent-style-name="Standard">
      <style:text-properties fo:color="#669900" style:font-name="Calibri1" fo:font-size="10pt" style:font-size-asian="10pt" style:font-size-complex="10pt"/>
    </style:style>
    <style:style style:name="P10" style:family="paragraph" style:parent-style-name="Standard">
      <style:text-properties fo:color="#669900" style:font-name="Calibri1" fo:font-size="10pt" fo:language="en" fo:country="US" style:font-size-asian="10pt" style:font-size-complex="10pt"/>
    </style:style>
    <style:style style:name="P11" style:family="paragraph" style:parent-style-name="Standard">
      <style:text-properties fo:color="#669900" fo:font-size="10pt" style:font-size-asian="10pt" style:font-size-complex="10pt"/>
    </style:style>
    <style:style style:name="P12" style:family="paragraph" style:parent-style-name="Standard">
      <style:text-properties style:use-window-font-color="true" fo:font-size="10pt" style:font-size-asian="10pt" style:font-size-complex="10pt"/>
    </style:style>
    <style:style style:name="P13" style:family="paragraph" style:parent-style-name="Standard">
      <style:text-properties fo:color="#808080"/>
    </style:style>
    <style:style style:name="P14" style:family="paragraph" style:parent-style-name="Standard">
      <style:paragraph-properties fo:text-align="center" style:justify-single-word="false"/>
      <style:text-properties fo:color="#9966cc"/>
    </style:style>
    <style:style style:name="P15" style:family="paragraph" style:parent-style-name="Standard">
      <style:paragraph-properties fo:margin-left="1.249cm" fo:margin-right="0cm" fo:text-indent="0cm" style:auto-text-indent="false"/>
    </style:style>
    <style:style style:name="P16" style:family="paragraph" style:parent-style-name="Standard">
      <style:paragraph-properties fo:margin-left="1.249cm" fo:margin-right="0cm" fo:text-indent="0cm" style:auto-text-indent="false"/>
      <style:text-properties fo:color="#808080"/>
    </style:style>
    <style:style style:name="P17" style:family="paragraph" style:parent-style-name="Standard">
      <style:paragraph-properties fo:margin-left="3.762cm" fo:margin-right="0cm" fo:text-indent="0cm" style:auto-text-indent="false"/>
    </style:style>
    <style:style style:name="P18" style:family="paragraph" style:parent-style-name="Standard" style:master-page-name="Standard">
      <style:paragraph-properties style:page-number="auto"/>
    </style:style>
    <style:style style:name="P19" style:family="paragraph" style:parent-style-name="Standard">
      <style:paragraph-properties fo:margin-left="0cm" fo:margin-right="0cm" fo:text-indent="0cm" style:auto-text-indent="false"/>
      <style:text-properties fo:color="#808080" fo:font-size="10pt" style:font-size-asian="10pt" style:font-size-complex="10pt"/>
    </style:style>
    <style:style style:name="P20" style:family="paragraph" style:parent-style-name="Standard">
      <style:paragraph-properties fo:margin-left="0cm" fo:margin-right="0cm" fo:text-indent="0cm" style:auto-text-indent="false"/>
      <style:text-properties fo:color="#669900" fo:font-size="10pt" style:font-size-asian="10pt" style:font-size-complex="10pt"/>
    </style:style>
    <style:style style:name="P21" style:family="paragraph" style:parent-style-name="Standard">
      <style:paragraph-properties fo:padding="0.074cm" fo:border-left="none" fo:border-right="none" fo:border-top="none" fo:border-bottom="0.002cm solid #000000" style:join-border="false"/>
    </style:style>
    <style:style style:name="P22" style:family="paragraph" style:parent-style-name="List_20_Paragraph" style:list-style-name="WWNum1"/>
    <style:style style:name="T1" style:family="text">
      <style:text-properties fo:color="#595959"/>
    </style:style>
    <style:style style:name="T2" style:family="text">
      <style:text-properties fo:color="#595959" fo:font-size="14pt" style:font-size-asian="14pt" style:font-size-complex="14pt"/>
    </style:style>
    <style:style style:name="T3" style:family="text">
      <style:text-properties fo:font-size="14pt" fo:language="en" fo:country="US" style:font-size-asian="14pt" style:font-size-complex="14pt"/>
    </style:style>
    <style:style style:name="T4" style:family="text">
      <style:text-properties fo:font-weight="bold" style:font-weight-asian="bold"/>
    </style:style>
    <style:style style:name="T5" style:family="text">
      <style:text-properties fo:background-color="#ffff00"/>
    </style:style>
    <style:style style:name="T6" style:family="text">
      <style:text-properties style:text-position="super 58%"/>
    </style:style>
    <style:style style:name="T7" style:family="text">
      <style:text-properties fo:color="#7f7f7f"/>
    </style:style>
    <style:style style:name="T8" style:family="text">
      <style:text-properties fo:color="#7f7f7f" fo:font-size="14pt" style:font-size-asian="14pt" style:font-size-complex="14pt"/>
    </style:style>
    <style:style style:name="T9" style:family="text">
      <style:text-properties fo:color="#8496b0" fo:font-size="10pt" style:font-size-asian="10pt" style:font-size-complex="10pt"/>
    </style:style>
    <style:style style:name="T10" style:family="text">
      <style:text-properties fo:color="#8496b0" fo:font-size="10pt" fo:language="en" fo:country="US" style:font-size-asian="10pt" style:font-size-complex="10pt"/>
    </style:style>
    <style:style style:name="T11" style:family="text">
      <style:text-properties fo:color="#8496b0" fo:language="en" fo:country="US"/>
    </style:style>
    <style:style style:name="T12" style:family="text">
      <style:text-properties fo:font-size="10pt" fo:language="en" fo:country="US" style:font-size-asian="10pt" style:font-size-complex="10pt"/>
    </style:style>
    <style:style style:name="T13" style:family="text">
      <style:text-properties fo:font-size="10pt" fo:language="en" fo:country="US" fo:font-weight="bold" style:font-size-asian="10pt" style:font-weight-asian="bold" style:font-size-complex="10pt"/>
    </style:style>
    <style:style style:name="T14" style:family="text">
      <style:text-properties fo:color="#7030a0" fo:font-size="10pt" style:font-size-asian="10pt" style:font-size-complex="10pt"/>
    </style:style>
    <style:style style:name="T15" style:family="text">
      <style:text-properties fo:color="#7030a0" fo:font-size="10pt" fo:language="en" fo:country="US" style:font-size-asian="10pt" style:font-size-complex="10pt"/>
    </style:style>
    <style:style style:name="T16" style:family="text">
      <style:text-properties fo:color="#7030a0" fo:language="en" fo:country="US"/>
    </style:style>
    <style:style style:name="T17" style:family="text">
      <style:text-properties fo:language="en" fo:country="US"/>
    </style:style>
    <style:style style:name="T18" style:family="text">
      <style:text-properties fo:language="en" fo:country="US" fo:font-weight="bold" style:font-weight-asian="bold"/>
    </style:style>
    <style:style style:name="T19" style:family="text">
      <style:text-properties fo:language="en" fo:country="US" fo:font-weight="normal" style:font-weight-asian="normal" style:font-weight-complex="normal"/>
    </style:style>
    <style:style style:name="T20" style:family="text">
      <style:text-properties fo:color="#808080" fo:font-size="10pt" fo:language="en" fo:country="US" style:font-size-asian="10pt" style:font-size-complex="10pt"/>
    </style:style>
    <style:style style:name="T21" style:family="text">
      <style:text-properties fo:color="#ff3333" fo:font-weight="bold" style:font-weight-asian="bold" style:font-weight-complex="bold"/>
    </style:style>
    <style:style style:name="T22" style:family="text">
      <style:text-properties fo:color="#ff3333" fo:font-size="10pt" fo:language="en" fo:country="US" style:font-size-asian="10pt" style:font-size-complex="10pt"/>
    </style:style>
    <style:style style:name="T23" style:family="text">
      <style:text-properties fo:color="#669900" fo:language="en" fo:country="US"/>
    </style:style>
    <style:style style:name="T24" style:family="text">
      <style:text-properties fo:color="#669900" fo:font-size="10pt" fo:language="en" fo:country="US" style:font-size-asian="10pt" style:font-size-complex="10pt"/>
    </style:style>
    <style:style style:name="T25" style:family="text">
      <style:text-properties fo:color="#669900" fo:font-size="10pt" fo:language="en" fo:country="US" fo:font-weight="normal" style:font-size-asian="10pt" style:font-weight-asian="normal" style:font-size-complex="10pt" style:font-weight-complex="normal"/>
    </style:style>
    <style:style style:name="T26" style:family="text">
      <style:text-properties fo:color="#669900" fo:font-size="10pt" style:font-size-asian="10pt" style:font-size-complex="10pt"/>
    </style:style>
    <style:style style:name="T27" style:family="text">
      <style:text-properties fo:color="#ff00cc" fo:font-size="10pt" fo:language="en" fo:country="US" style:font-size-asian="10pt" style:font-size-complex="10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text:tab/><text:tab/><text:tab/><text:tab/><text:span text:style-name="T21">Version française finale</text:span></text:p>
      <text:p text:style-name="Standard"/>
      <text:p text:style-name="Standard">Je travaille au sein du groupe Docapost, division dématérialisation. </text:p>
      <text:p text:style-name="Standard">Le processus de dématérialisation consiste à numériser des documents, les archiver et les mettre à disposition des clients. </text:p>
      <text:p text:style-name="Standard">Selon les spécificités de chaque client, les documents subissent une préparation avant d’être numérisés puis envoyés automatiquement dans le WORFLOW de traitement d’images DOCUPOST. En sortie de la solution DOCUPOST, des livrables sont générés pour être selon le cas : intégrés sur les sites internet des clients, déposés sur des espaces sécurisés ou copiés sur des supports optique.</text:p>
      <text:p text:style-name="Standard">Mon application est destinée à faire remonter des statistiques de la chaîne de production DOCUPOST afin d’en améliorer sa productivité en donnant de la visibilité pour planifier des solutions. <text:s/>Une étape DOCUPOST met à jour pour chaque lot traité, des tables d’indicateurs qui seront exploitées pour l’élaboration de ces statistiques. Les tâches étudiées sont essentiellement les tâches <text:s/>de reconnaissance automatique et celles nécessitant les interventions opérateurs comme le vidéocodage. </text:p>
      <text:p text:style-name="Standard">Pour représenter ces statistiques, des graphiques sont alimentés et mis à jour régulièrement pour visualiser rapidement si des dysfonctionnements émergent, dans le but d’anticiper ou résoudre ceux-ci dans un délai réduit.</text:p>
      <text:p text:style-name="Standard"/>
      <text:p text:style-name="Standard">Le fonctionnement de l'application est intuitif. On y entre par une fenêtre classique de connexion en </text:p>
      <text:p text:style-name="Standard">saisissant ses identifiants. Il existe deux types de connexion : "Opérateur" ou "Responsable". N'importe quel utilisateur peut lire les données sous forme de graphique et les personnaliser via un tableau d'options en tête de page. Chaque graphique représente une vue; on navigue entre elles à la façon d'un carrousel. L'utilisateur ayant pour rôle "Responsable" peut, en plus, accéder aux formulaires de création d'un Client et d'une Application. Il peut aussi extraire des données dans un fichier .csv afin de les manipuler dans Excel.</text:p>
      <text:p text:style-name="Standard"/>
      <text:p text:style-name="Standard">Les technologies abordées pour le Backend sont le Winform et WebService de Microsoft en langage C# sous l’IDE Visual Studio. Pour le Frontend, Angular.</text:p>
      <text:p text:style-name="Standard"/>
      <text:p text:style-name="Standard"/>
      <text:p text:style-name="Standard"/>
      <text:p text:style-name="Standard"/>
      <text:p text:style-name="Standard"/>
      <text:p text:style-name="Standard"/>
      <text:p text:style-name="Standard"/>
      <text:p text:style-name="Standard"><text:tab/><text:tab/><text:tab/><text:tab/>Version française before</text:p>
      <text:p text:style-name="P1"><text:soft-page-break/>ABSTARCT</text:p>
      <text:p text:style-name="Standard">Contexte :</text:p>
      <text:p text:style-name="Standard">Je travaille au sein du groupe Docapost, division dématérialisation. Le processus <text:s/>du traitement des flux papier consiste à prendre en charge les documents papier des clients, de les numériser grâce à la solution Docupost, <text:s/>et ainsi produire des métadonnées pour permettre leurs consultations par Internet sécurisé ou pour un archivage sur support optique.</text:p>
      <text:p text:style-name="Standard"/>
      <text:p text:style-name="Standard">Quel est mon projet ? :</text:p>
      <text:p text:style-name="Standard">Mon application Web est destinée à faire remonter des statistiques de la chaine de production de numérisation de documents afin d’en améliorer sa productivité. Pour représenter ces statistiques, des graphiques sont alimentés et mis à jour régulièrement pour visualiser rapidement si des dysfonctionnements émergent, dans le but d’anticiper ou résoudre ceux-ci dans un délai réduit.</text:p>
      <text:p text:style-name="Standard">Comment fonctionne-t-elle ? :</text:p>
      <text:p text:style-name="P15"><text:span text:style-name="T2">- Première étape</text:span><text:span text:style-name="T1"> </text:span><text:span text:style-name="T4">: Se connecter</text:span> via la fenêtre de connexion sécurisée. En fonction du statut de la personne qui se connecte, certaines options seront cachées. Il existe deux statuts : « opérateur » et « responsable ».<text:line-break/><text:span text:style-name="T2">- Seconde étape</text:span><text:span text:style-name="T1"> </text:span>: <text:span text:style-name="T4">Choisir</text:span> par quel biais vous souhaitez entrer dans l’application via la page d’accueil, en cliquant sur un des boutons qui mènent aux graphiques visant à interpréter la donnée que vous souhaitez obtenir. Quatre boutons pour quatre graphiques différents représentant respectivement :</text:p>
      <text:list xml:id="list5135942038030308181" text:style-name="WWNum1">
        <text:list-item>
          <text:p text:style-name="P22"><text:span text:style-name="T5">Les résultats de la veille</text:span> <text:span text:style-name="T1">(ce qui a été numérisé)</text:span></text:p>
        </text:list-item>
        <text:list-item>
          <text:p text:style-name="P22"><text:span text:style-name="T5">Données croisées</text:span> <text:span text:style-name="T1">(Ratio pour représenter le volume de travail)</text:span></text:p>
        </text:list-item>
        <text:list-item>
          <text:p text:style-name="P22"><text:span text:style-name="T5">Taux de reconnaissance</text:span> <text:span text:style-name="T1">(visibilité sur la progression ou dérive de reconnaissance après numérisation)</text:span></text:p>
        </text:list-item>
        <text:list-item>
          <text:p text:style-name="P22"><text:span text:style-name="T5">Productivité</text:span><text:span text:style-name="T1"> (tableau récapitulatif des aptitudes de chaque opérateur)</text:span></text:p>
        </text:list-item>
      </text:list>
      <text:p text:style-name="P15">Si le statut de la personne qui se connecte est un « responsable », il aura droit à un 5<text:span text:style-name="T6">ème</text:span> choix, celui de cliquer sur :</text:p>
      <text:p text:style-name="P17">- <text:s text:c="5"/><text:span text:style-name="T5">Nouvelle application</text:span> <text:span text:style-name="T7">(formulaire d’ajout/modification d’une nouvelle <text:s text:c="14"/>application ou client)</text:span></text:p>
      <text:p text:style-name="P15"><text:span text:style-name="T8">- Troisième étape</text:span><text:span text:style-name="T7"> </text:span>: Chacun des graphiques, à l’ouverture de l’application, sont soumis à des options par défaut. Il est donc possible d’en changer pour <text:span text:style-name="T4">modifier les résultats</text:span> en fonction de l’information recherchée. Depuis la Sidebar ou l’encadré d’options qui se trouve toujours au-dessus du graphique, il suffit de cocher ou décocher ces options et vous obtiendrez un résultat personnalisé.</text:p>
      <text:p text:style-name="P15"><text:span text:style-name="T2">- Dernière étape</text:span><text:span text:style-name="T1"> </text:span>: Profiter de l’ergonomie et d’une expérience utilisateur intuitive afin de <text:span text:style-name="T4">naviguer</text:span> <text:span text:style-name="T4">aisément</text:span> entre les différentes vues, accessibles via un carrousel. </text:p>
      <text:p text:style-name="P4"><text:tab/><text:tab/><text:tab/><text:tab/></text:p>
      <text:p text:style-name="P4"><text:soft-page-break/><text:tab/><text:tab/><text:tab/>Traduction de l’ancienne version</text:p>
      <text:p text:style-name="Standard"/>
      <text:p text:style-name="Standard"><text:span text:style-name="T9">En </text:span><text:span text:style-name="T14">violet</text:span><text:span text:style-name="T9">, ce sont les mots qui ne changent pas</text:span></text:p>
      <text:p text:style-name="P1"><text:span text:style-name="T17">ABSTRACT ANGLAIS</text:span></text:p>
      <text:p text:style-name="Standard"><text:span text:style-name="T3">Context:</text:span></text:p>
      <text:p text:style-name="P6"><text:span text:style-name="T11">I work within </text:span><text:span text:style-name="T16">Docapost group</text:span><text:span text:style-name="T11">, department of dematerialization. </text:span></text:p>
      <text:p text:style-name="P6"><text:span text:style-name="T23">I work for a group called Docapost in their dematerialization department</text:span><text:span text:style-name="T11">. </text:span></text:p>
      <text:p text:style-name="P6"><text:span text:style-name="T11">The process of dematerialization is to scan documents, archive them and provide it to customers. </text:span></text:p>
      <text:p text:style-name="P9"><text:span text:style-name="T17">The dematerialization process <text:s/>consist of scanning documents, archiving them and providing it to customers. </text:span></text:p>
      <text:p text:style-name="P5"><text:span text:style-name="T10">According to the specificities of the customers, documents </text:span><text:span text:style-name="T27">subissent</text:span><text:span text:style-name="T10"> a preparation before to scan and sent automatically in the </text:span><text:span text:style-name="T15">WORFLOW </text:span><text:span text:style-name="T10">of </text:span><text:span text:style-name="T15">DOCUPOST </text:span><text:span text:style-name="T20">which </text:span><text:span text:style-name="T27">traite les images</text:span><text:span text:style-name="T10">. </text:span></text:p>
      <text:p text:style-name="P8"><text:span text:style-name="T12">According to the customers'specificities, documents are prepared, then scanned and sent automatically to the WORFLOW of DOCUPOST where they are processed. </text:span></text:p>
      <text:p text:style-name="P5"><text:span text:style-name="T10">Out of solution </text:span><text:span text:style-name="T15">DOCUPOST</text:span><text:span text:style-name="T10">, </text:span><text:span text:style-name="T27">des livrables</text:span><text:span text:style-name="T10"> are generated to be, depending on the case : integrated into website of customers, deposited on secure spaces or copied on cd’s.</text:span></text:p>
      <text:p text:style-name="P10">After DOCUPOST's treatment, deliverables are generated and, depending on the case, integrated into <text:s/>customers' website, deposited on secured spaces or copied on cd’s.</text:p>
      <text:p text:style-name="P2"/>
      <text:p text:style-name="Standard"><text:span text:style-name="T3">What my projet is ? :</text:span></text:p>
      <text:p text:style-name="Standard"><text:span text:style-name="T10">My application is for </text:span><text:span text:style-name="T27">à faire </text:span><text:span text:style-name="T10">“grow on up” ou “ride up” statistics of the “productive chain” <text:s/>ou “manufacturing chain”</text:span><text:span text:style-name="T15">DOCUPOST </text:span><text:span text:style-name="T10">to improve productivity by giving a visibility to organize <text:s/>“repairs” ou “solutions”.</text:span></text:p>
      <text:p text:style-name="P7"><text:span text:style-name="T12">My application is <text:s/>used to bring back statistics from the DOCUPOST's productive line then improve productivity by giving visibility in order to organize solutions.</text:span></text:p>
      <text:p text:style-name="Standard"><text:span text:style-name="T10">One of the </text:span><text:span text:style-name="T15">DOCUPOST </text:span><text:span text:style-name="T20">steps</text:span><text:span text:style-name="T15"> is to update, for every worked batch</text:span><text:span text:style-name="T10">, <text:s/>tables indicators which will be exploited to development of these statistics. </text:span></text:p>
      <text:p text:style-name="P7"><text:span text:style-name="T12">One of the DOCUPOST steps is to update each processed batch which are some indicators' tables <text:s/>that would be exploited to develop those statistics. </text:span></text:p>
      <text:p text:style-name="Standard"><text:span text:style-name="T10">The studies tasks are essentially a automatically “</text:span><text:span text:style-name="T27">reconnaissance</text:span><text:span text:style-name="T10">” tasks and </text:span><text:span text:style-name="T27">et</text:span><text:span text:style-name="T22"> </text:span><text:span text:style-name="T10">those who require a human intervention (videocoding). </text:span></text:p>
      <text:p text:style-name="P7"><text:span text:style-name="T12">The studied tasks are mainly automatic recognition and those who require a human intervention (such as videocoding). </text:span></text:p>
      <text:p text:style-name="Standard"><text:span text:style-name="T10">To show statistics, the charts are </text:span><text:span text:style-name="T27">alimentés</text:span><text:span text:style-name="T10"> and regulary update to quickly visualize something likely malfunctions in order to anticipate or solved these <text:s/>on reduced time.</text:span></text:p>
      <text:p text:style-name="P7"><text:span text:style-name="T12">To show those statistics, the charts are fed and regulary updated in order to quickly identify malfunctions in order to anticipate or resolved it on a short time.</text:span></text:p>
      <text:p text:style-name="Standard"><text:span text:style-name="T10"/></text:p>
      <text:p text:style-name="Standard"><text:span text:style-name="T10"/></text:p>
      <text:p text:style-name="Standard"><text:soft-page-break/><text:span text:style-name="T10"/></text:p>
      <text:p text:style-name="P13"><text:span text:style-name="T3">How it works ? :</text:span></text:p>
      <text:p text:style-name="P16"><text:span text:style-name="T12">- </text:span><text:span text:style-name="T12">First step </text:span><text:span text:style-name="T13">: Connect</text:span><text:span text:style-name="T12"> from secure connection window. In terms of users status which connected, some options will be hidden. Existing two status : « </text:span><text:span text:style-name="T12">opérateur </text:span><text:span text:style-name="T12">» and « </text:span><text:span text:style-name="T12">responsable </text:span><text:span text:style-name="T12">».</text:span></text:p>
      <text:p text:style-name="P16"><text:span text:style-name="T12"><text:line-break/>- </text:span><text:span text:style-name="T12">Second step </text:span><text:span text:style-name="T12">: </text:span><text:span text:style-name="T13">Chose</text:span><text:span text:style-name="T12"> how you want insert into application on the main sight. You must click on one of the buttons which leads to charts , visant à interpret the data <text:s/>wants you get (mdr), or you can directed to forms for create a new application and update it too (de pire en pire…).</text:span></text:p>
      <text:p text:style-name="P16"><text:span text:style-name="T12"/></text:p>
      <text:p text:style-name="P16"><text:span text:style-name="T12">- </text:span><text:span text:style-name="T12">Third step </text:span><text:span text:style-name="T12">: At the opening of my application, each chart subjet to default options. Is it possible to change them to edit the view with de personalized options to read <text:s/>the information <text:s/>wanted. </text:span></text:p>
      <text:p text:style-name="P16"><text:span text:style-name="T12"/></text:p>
      <text:p text:style-name="P16"><text:span text:style-name="T12">- </text:span><text:span text:style-name="T12">Last step </text:span><text:span text:style-name="T12">: The user experience are thinking ergonomically. So, enjoy <text:s/>and <text:s/>go from page to page easily with the carousel navigation style. <text:s/></text:span></text:p>
      <text:p text:style-name="P16"><text:span text:style-name="T12"/></text:p>
      <text:p text:style-name="P12">Le fonctionnement de l'application est intuitif. </text:p>
      <text:p text:style-name="P11">My app's functioning is intuitive.</text:p>
      <text:p text:style-name="P19"><text:span text:style-name="T18">Connect</text:span><text:span text:style-name="T17"> from secure connection window. In terms of users status which connected, some options will be hidden</text:span></text:p>
      <text:p text:style-name="P12">On y entre par une fenêtre classique de connexion en <text:span text:style-name="T17">saisissant ses identifiants.</text:span></text:p>
      <text:p text:style-name="P20"><text:span text:style-name="T19">We connect</text:span><text:span text:style-name="T17"> it with a secured connection window by entering username and password.</text:span></text:p>
      <text:p text:style-name="P12"><text:span text:style-name="T17">Il existe deux types de connexion : "Opérateur" ou "Responsable".</text:span></text:p>
      <text:p text:style-name="P20"><text:span text:style-name="T17">There are two connection status : « Opérateur » and « Responsable ».</text:span></text:p>
      <text:p text:style-name="P12"><text:span text:style-name="T17">N'importe quel utilisateur peut lire les données sous forme de graphique et les personnaliser via un tableau d'options en tête de page. </text:span></text:p>
      <text:p text:style-name="P11"><text:span text:style-name="T17">Each user is able to access to graph and can personalise it <text:s/>by an option board in the header.</text:span></text:p>
      <text:p text:style-name="P12"><text:span text:style-name="T17">Chaque graphique représente une vue; on navigue entre elles à la façon d'un carrousel. </text:span></text:p>
      <text:p text:style-name="P11"><text:span text:style-name="T17">Each graph represent a view and we can surf between it as in a carousel.</text:span></text:p>
      <text:p text:style-name="P12"><text:span text:style-name="T17">L'utilisateur ayant pour rôle "Responsable" peut, en plus, accéder aux formulaires de création d'un Client et d'une Application. </text:span></text:p>
      <text:p text:style-name="P11"><text:span text:style-name="T17">The “Responsable” user is allowed to create a client or an app by accessing to forms.</text:span></text:p>
      <text:p text:style-name="P12"><text:span text:style-name="T17">Il peut aussi extraire des données dans un fichier .csv afin de les manipuler dans Excel.</text:span></text:p>
      <text:p text:style-name="P11"><text:span text:style-name="T17">He can also extract data from a .csv file and manipulate it in an excel one.</text:span></text:p>
      <text:p text:style-name="Standard"><text:span text:style-name="T3"/></text:p>
      <text:p text:style-name="Standard"><text:span text:style-name="T3"/></text:p>
      <text:p text:style-name="Standard"><text:soft-page-break/><text:span text:style-name="T3">What technologies are used ? :</text:span></text:p>
      <text:p text:style-name="Standard"><text:span text:style-name="T10">For the Backend, the technologies I used are WinForm and WebService to Microsoft, wich means a language C# and for de Frontend, I used Angular (html, css and typescript).</text:span></text:p>
      <text:p text:style-name="Standard">Les technologies abordées pour le Backend sont le Winform et WebService de Microsoft en langage C# sous l’IDE Visual Studio. Pour le Frontend, Angular.</text:p>
      <text:p text:style-name="P7"><text:span text:style-name="T12">About Backend, the technologies I used are WinForm and Microsoft WebService in C#, using Visual Studio as IDE. About Frontend, I used Angular, HTML, CSS and TypeScript.</text:span></text:p>
      <text:p text:style-name="P21"><text:span text:style-name="T10"/></text:p>
      <text:p text:style-name="P14"><text:span text:style-name="T17">ABSTRACT ANGLAIS V2</text:span></text:p>
      <text:p text:style-name="Standard"><text:span text:style-name="T3"/></text:p>
      <text:p text:style-name="P5"><text:span text:style-name="T24">I work for a group called Docapost in their dematerialization department</text:span><text:span text:style-name="T10">. </text:span><text:span text:style-name="T24">The dematerialization process <text:s/>consist of scanning documents, archiving them and providing it to customers. According to the customers'specificities, documents are prepared, then scanned and sent automatically to the WORFLOW of DOCUPOST where they are processed. After DOCUPOST's treatment, deliverables are generated and, depending on the case, integrated into <text:s/>customers' website, deposited on secured spaces or copied on cd’s.</text:span></text:p>
      <text:p text:style-name="P5"><text:span text:style-name="T24"/></text:p>
      <text:p text:style-name="Standard"><text:span text:style-name="T24">My application is <text:s/>used to bring back statistics from the DOCUPOST's productive line then improve productivity by giving visibility in order to organize solutions.One of the DOCUPOST steps is to update each processed batch which are some indicators' tables <text:s/>that would be exploited to develop those statistics. The studied tasks are mainly automatic recognition and those who require a human intervention (such as videocoding). To show those statistics, the charts are fed and regulary updated in order to quickly identify malfunctions in order to anticipate or resolved it on a short time.</text:span></text:p>
      <text:p text:style-name="P12"><text:span text:style-name="T12"/></text:p>
      <text:p text:style-name="Standard"><text:span text:style-name="T26">My app's functioning is intuitive. </text:span><text:span text:style-name="T25">We connect</text:span><text:span text:style-name="T24"> it with a secured connection window by entering username and password.There are two connection status : « Opérateur » and « Responsable ». Each user is able to access to graph and can personalise it <text:s/>by an option board in the header. Each graph represent a view and we can surf between it as in a carousel. The “Responsable” user is allowed to create a client or an app by accessing to forms. He can also extract data from a .csv file and manipulate it in an excel one. About Backend, the technologies I used are WinForm and Microsoft WebService in C#, using Visual Studio as IDE. About Frontend, I used Angular, HTML, CSS and TypeScript.</text:span></text:p>
      <text:p text:style-name="Standard"><text:span text:style-name="T10"/></text:p>
      <text:p text:style-name="P3"><text:bookmark text:name="_GoBack"/></text:p>
      <text:p text:style-name="P3"/>
      <text:p text:style-name="P3"/>
      <text:p text:style-name="P3"/>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OpenSymbol" svg:font-family="OpenSymbol"/>
    <style:font-face style:name="Arial2" svg:font-family="Arial" style:font-family-generic="swiss"/>
    <style:font-face style:name="Courier New" svg:font-family="'Courier New'" style:font-adornments="Normal" style:font-family-generic="modern" style:font-pitch="fixed"/>
    <style:font-face style:name="Calibri" svg:font-family="Calibri" style:font-family-generic="roman" style:font-pitch="variable"/>
    <style:font-face style:name="Verdana" svg:font-family="Verdana" style:font-family-generic="roman" style:font-pitch="variable"/>
    <style:font-face style:name="Arial" svg:font-family="Arial" style:font-family-generic="swiss" style:font-pitch="variable"/>
    <style:font-face style:name="Calibri1" svg:font-family="Calibri" style:font-family-generic="swiss" style:font-pitch="variable"/>
    <style:font-face style:name="Calibri2" svg:font-family="Calibri" style:font-adornments="Regular" style:font-family-generic="swiss" style:font-pitch="variable"/>
    <style:font-face style:name="F" svg:font-family="" style:font-family-generic="system" style:font-pitch="variable"/>
    <style:font-face style:name="Arial1" svg:font-family="Arial" style:font-family-generic="system" style:font-pitch="variable"/>
    <style:font-face style:name="Calibri3" svg:font-family="Calibri"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08%" style:text-autospace="ideograph-alpha" style:line-break="strict" style:writing-mode="lr-tb" style:font-independent-line-spacing="false">
        <style:tab-stops/>
      </style:paragraph-properties>
      <style:text-properties style:use-window-font-color="true" fo:font-size="11pt" fo:language="fr" fo:country="FR" style:font-size-asian="11pt" style:language-asian="en" style:country-asian="US" style:font-size-complex="11pt" style:language-complex="ar" style:country-complex="SA"/>
    </style:default-style>
    <style:default-style style:family="paragraph">
      <style:paragraph-properties fo:margin-top="0cm" fo:margin-bottom="0.282cm" fo:line-height="108%" fo:hyphenation-ladder-count="no-limit" style:text-autospace="ideograph-alpha" style:punctuation-wrap="hanging" style:line-break="strict" style:tab-stop-distance="1.249cm" style:writing-mode="page"/>
      <style:text-properties style:use-window-font-color="true" style:font-name="Calibri" fo:font-size="11pt" fo:language="fr" fo:country="FR" style:font-name-asian="SimSun"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Default_20_Paragraph_20_Font" style:display-name="Default Paragraph Font" style:family="text"/>
    <style:style style:name="ListLabel_20_1" style:display-name="ListLabel 1" style:family="text">
      <style:text-properties fo:color="#000000" style:font-name-complex="Calibri3"/>
    </style:style>
    <style:style style:name="ListLabel_20_2" style:display-name="ListLabel 2" style:family="text">
      <style:text-properties style:font-name-complex="Courier New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4.397cm"/>
        </style:list-level-properties>
        <style:text-properties style:font-name="Calibri2"/>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5.667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6.937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8.207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9.477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10.747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2.017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3.287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4.55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Laetitia FOUCHERE</meta:initial-creator>
    <meta:editing-cycles>5</meta:editing-cycles>
    <meta:creation-date>2018-05-14T13:43:00</meta:creation-date>
    <dc:date>2018-05-14T17:25:05.33</dc:date>
    <meta:editing-duration>PT1H35M39S</meta:editing-duration>
    <meta:generator>OpenOffice/4.1.3$Win32 OpenOffice.org_project/413m1$Build-9783</meta:generator>
    <meta:document-statistic meta:table-count="0" meta:image-count="0" meta:object-count="0" meta:page-count="5" meta:paragraph-count="75" meta:word-count="1781" meta:character-count="11315"/>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